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000000" draw:marker-start-width="0.279cm" draw:marker-end-width="0cm" draw:fill="none" draw:textarea-horizontal-align="justify" draw:textarea-vertical-align="middle" draw:auto-grow-height="false" fo:min-height="1.603cm" fo:min-width="1.353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1cm" svg:stroke-color="#000000" draw:marker-start-width="0.279cm" draw:marker-end="" draw:marker-end-width="0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Dot"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Dash"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 draw:shadow-offset-x="0.203cm" draw:shadow-offset-y="0.203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69cm" fo:min-width="0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1.905cm" svg:height="1.905cm" svg:x="23.495cm" svg:y="4.44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3.495cm" svg:y1="4.445cm" svg:x2="25.4cm" svg:y2="6.35cm">
            <text:p/>
          </draw:line>
        </draw:g>
        <draw:g>
          <draw:g>
            <draw:g>
              <draw:custom-shape draw:style-name="gr1" draw:text-style-name="P1" draw:layer="layout" svg:width="1.905cm" svg:height="1.905cm" svg:x="8.89cm" svg:y="5.08cm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1" draw:layer="layout" svg:x1="8.89cm" svg:y1="5.08cm" svg:x2="10.795cm" svg:y2="6.985cm">
                <text:p/>
              </draw:line>
            </draw:g>
            <draw:line draw:style-name="gr3" draw:text-style-name="P1" draw:layer="layout" svg:x1="6.05cm" svg:y1="6.05cm" svg:x2="9.86cm" svg:y2="6.05cm">
              <text:p/>
            </draw:line>
            <draw:line draw:style-name="gr4" draw:text-style-name="P1" draw:layer="layout" svg:x1="9.837cm" svg:y1="6.05cm" svg:x2="13.647cm" svg:y2="6.05cm">
              <text:p/>
            </draw:line>
            <draw:line draw:style-name="gr5" draw:text-style-name="P1" draw:layer="layout" svg:x1="9.825cm" svg:y1="6.05cm" svg:x2="9.825cm" svg:y2="9.525cm">
              <text:p/>
            </draw:line>
            <draw:circle draw:style-name="gr6" draw:text-style-name="P2" draw:layer="layout" svg:width="1.27cm" svg:height="1.27cm" draw:transform="rotate (0.320267917740959) translate (13.031cm 5.612cm)" draw:kind="cut" draw:start-angle="236.69" draw:end-angle="86.47">
              <text:p/>
            </draw:circle>
            <draw:circle draw:style-name="gr6" draw:text-style-name="P2" draw:layer="layout" svg:width="1.27cm" svg:height="1.27cm" draw:transform="rotate (-1.24791041517595) translate (10.26cm 8.956cm)" draw:kind="cut" draw:start-angle="236.69" draw:end-angle="86.47">
              <text:p/>
            </draw:circle>
            <draw:frame draw:style-name="gr7" draw:text-style-name="P3" draw:layer="layout" svg:width="3.427cm" svg:height="0.962cm" svg:x="14.388cm" svg:y="5.488cm">
              <draw:text-box>
                <text:p>Detector 1</text:p>
              </draw:text-box>
            </draw:frame>
            <draw:frame draw:style-name="gr7" draw:text-style-name="P3" draw:layer="layout" svg:width="3.427cm" svg:height="0.962cm" svg:x="10.489cm" svg:y="9.488cm">
              <draw:text-box>
                <text:p>Detector 2</text:p>
              </draw:text-box>
            </draw:frame>
            <draw:frame draw:style-name="gr8" draw:text-style-name="P3" draw:layer="layout" svg:width="2.475cm" svg:height="3.019cm" svg:x="8.655cm" svg:y="2.84cm">
              <draw:text-box>
                <text:p>50-50</text:p>
                <text:p>Beam</text:p>
                <text:p>Splitter</text:p>
              </draw:text-box>
            </draw:frame>
          </draw:g>
          <draw:frame draw:style-name="gr7" draw:text-style-name="P3" draw:layer="layout" svg:width="3.072cm" svg:height="0.962cm" svg:x="5.18cm" svg:y="5.08cm">
            <draw:text-box>
              <text:p>Incoming</text:p>
            </draw:text-box>
          </draw:frame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stroke-dash draw:name="Dash" draw:style="rect" draw:dots1="1" draw:dots1-length="300%" draw:distance="300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31T10:29:04.852808306</meta:creation-date>
    <dc:date>2024-10-31T12:29:58.824273083</dc:date>
    <meta:editing-duration>PT1H29M26S</meta:editing-duration>
    <meta:editing-cycles>2</meta:editing-cycles>
    <meta:generator>LibreOffice/7.0.4.2$Linux_X86_64 LibreOffice_project/00$Build-2</meta:generator>
    <meta:document-statistic meta:object-count="40"/>
  </office:meta>
</office:document-meta>
</file>